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9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20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24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6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8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9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33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35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36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37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4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5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1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2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3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15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6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use-window-font-color="true"/>
    </style:style>
    <style:style style:name="T17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use-window-font-color="true" style:text-position="super 58%"/>
    </style:style>
    <style:style style:name="T19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2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3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coprosize v1.0.0-alpha.2 Copyright © 2022 Piotr Bajdek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Supplement 1. Regression models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Bajdek, P., 2022. coprosize (version 1.0.0-alpha.2). [computer software] https://github.com/piotrbajdek/coprosize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14" table:number-columns-repeated="4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ymbols:</text:p>
          </table:table-cell>
          <table:table-cell table:style-name="ce24" office:value-type="string" calcext:value-type="string">
            <text:p>y<text:span text:style-name="T2"> = producer’s body mass (kg)</text:span></text:p>
          </table:table-cell>
          <table:table-cell table:style-name="ce9" office:value-type="string" calcext:value-type="string">
            <text:p><text:span text:style-name="T23">x</text:span><text:span text:style-name="T24"> = scat diameter (mm)</text:span>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mphibia</text:p>
          </table:table-cell>
          <table:table-cell table:style-name="ce15" office:value-type="string" calcext:value-type="string">
            <text:p>Based on carnivorous batrachians</text:p>
          </table:table-cell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5" office:value-type="string" calcext:value-type="string">
            <text:p><text:span text:style-name="T3">y</text:span><text:span text:style-name="T4"> = 0.0004064349</text:span><text:span text:style-name="T5">x</text:span><text:span text:style-name="T6">3</text:span><text:span text:style-name="T7"> </text:span><text:span text:style-name="T4">– 0.0041616775</text:span><text:span text:style-name="T5">x</text:span><text:span text:style-name="T6">2</text:span><text:span text:style-name="T8"> + 0.0147514015</text:span><text:span text:style-name="T9">x</text:span><text:span text:style-name="T10"> – 0.0122201640</text:span>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6" office:value-type="percentage" office:value="0.054327268867" calcext:value-type="percentage">
            <text:p>5.43%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Cubic regression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rchosauria</text:p>
          </table:table-cell>
          <table:table-cell table:style-name="ce15" office:value-type="string" calcext:value-type="string">
            <text:p>Based on carnivorous birds and crocodil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1">y</text:span><text:span text:style-name="T12"> = 0.0023303585</text:span><text:span text:style-name="T13">x</text:span><text:span text:style-name="T14">2.592882626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8" office:value-type="percentage" office:value="0.797088208484" calcext:value-type="percentage">
            <text:p>79.71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carnivorous --squamata</text:p>
          </table:table-cell>
          <table:table-cell table:style-name="ce9" office:value-type="string" calcext:value-type="string">
            <text:p>Based on carnivorous squamat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5">y</text:span><text:span text:style-name="T16"> = 0.0005658348</text:span><text:span text:style-name="T17">x</text:span><text:span text:style-name="T18">2.289008373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8" office:value-type="percentage" office:value="0.77447694976" calcext:value-type="percentage">
            <text:p>77.4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unspecified --testudines</text:p>
          </table:table-cell>
          <table:table-cell table:style-name="ce9" office:value-type="string" calcext:value-type="string">
            <text:p>Based on carnivorous, omnivorous and herbivorous turtl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7" office:value-type="string" calcext:value-type="string">
            <text:p><text:span text:style-name="T1">Formula:</text:span></text:p>
          </table:table-cell>
          <table:table-cell table:style-name="ce17" office:value-type="string" calcext:value-type="string">
            <text:p><text:span text:style-name="T19">y</text:span><text:span text:style-name="T20"> = 0.0251303814</text:span><text:span text:style-name="T21">x</text:span><text:span text:style-name="T22">2.1345692041</text:span>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33" table:formula="of:=162.3247501938%" office:value-type="percentage" office:value="1.623247501938" calcext:value-type="percentage">
            <text:p>162.32%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9" office:value-type="string" calcext:value-type="string">
            <text:p>Power regression</text:p>
          </table:table-cell>
          <table:table-cell table:style-name="ce9"/>
          <table:table-cell table:style-name="ce34"/>
          <table:table-cell table:style-name="ce2" table:number-columns-repeated="1020"/>
        </table:table-row>
        <table:table-row table:style-name="ro2">
          <table:table-cell table:style-name="ce14" table:number-columns-repeated="4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04:56:13.028326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6-01T04:56:28.620254501</dc:date>
    <dc:creator>Piotr Bajdek</dc:creator>
    <meta:editing-duration>PT1H32M21S</meta:editing-duration>
    <meta:editing-cycles>24</meta:editing-cycles>
    <meta:generator>LibreOffice/7.3.3.2$Linux_X86_64 LibreOffice_project/d1d0ea68f081ee2800a922cac8f79445e4603348</meta:generator>
    <meta:document-statistic meta:table-count="1" meta:cell-count="42" meta:object-count="0"/>
  </office:meta>
</office:document-meta>
</file>